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2a1c3d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officeooo:rsid="00156edf" officeooo:paragraph-rsid="00156edf"/>
    </style:style>
    <style:style style:name="P10" style:family="paragraph" style:parent-style-name="Standard">
      <style:text-properties officeooo:rsid="002c648f" officeooo:paragraph-rsid="002c648f"/>
    </style:style>
    <style:style style:name="P11" style:family="paragraph" style:parent-style-name="Standard">
      <style:text-properties fo:font-weight="normal" officeooo:rsid="002c648f" officeooo:paragraph-rsid="002c648f" style:font-weight-asian="normal" style:font-weight-complex="normal"/>
    </style:style>
    <style:style style:name="P12" style:family="paragraph" style:parent-style-name="Standard">
      <style:text-properties fo:font-weight="normal" officeooo:rsid="001eb38e" officeooo:paragraph-rsid="0011be00" style:font-weight-asian="normal" style:font-weight-complex="normal"/>
    </style:style>
    <style:style style:name="P13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5c136" officeooo:paragraph-rsid="0035c136" style:font-weight-asian="normal" style:font-weight-complex="normal"/>
    </style:style>
    <style:style style:name="P15" style:family="paragraph" style:parent-style-name="Standard">
      <style:text-properties officeooo:rsid="0035c136" officeooo:paragraph-rsid="0035c136"/>
    </style:style>
    <style:style style:name="P16" style:family="paragraph" style:parent-style-name="Standard">
      <style:text-properties fo:font-weight="bold" officeooo:rsid="0035c136" officeooo:paragraph-rsid="0035c13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35c136" officeooo:paragraph-rsid="0035c136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3" style:family="paragraph" style:parent-style-name="Heading_20_1">
      <style:text-properties officeooo:rsid="001388d8" officeooo:paragraph-rsid="001388d8"/>
    </style:style>
    <style:style style:name="P24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25" style:family="paragraph" style:parent-style-name="Heading_20_1">
      <style:text-properties fo:color="#000000" fo:font-size="14pt" officeooo:rsid="001134a5" officeooo:paragraph-rsid="001134a5" style:font-size-asian="14pt" style:font-size-complex="14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weight="normal" officeooo:rsid="002d0da3" officeooo:paragraph-rsid="002d0da3" style:font-weight-asian="normal" style:font-weight-complex="normal"/>
    </style:style>
    <style:style style:name="P27" style:family="paragraph" style:parent-style-name="Heading_20_1">
      <style:paragraph-properties fo:break-before="page"/>
      <style:text-properties fo:color="#000000" fo:font-size="14pt" officeooo:rsid="001388d8" officeooo:paragraph-rsid="001388d8" fo:background-color="#ffffff" style:font-size-asian="14pt" style:font-size-complex="14pt"/>
    </style:style>
    <style:style style:name="P28" style:family="paragraph" style:parent-style-name="Heading_20_1">
      <style:paragraph-properties fo:break-before="page"/>
      <style:text-properties fo:color="#000000" fo:font-size="14pt" officeooo:rsid="000fc6a8" officeooo:paragraph-rsid="000fc6a8" style:font-size-asian="14pt" style:font-size-complex="14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3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List_20_Paragraph" style:list-style-name="L1">
      <style:text-properties fo:font-weight="normal" officeooo:rsid="002d0da3" officeooo:paragraph-rsid="002d0da3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a1c3d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321436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321436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c648f" style:font-weight-asian="normal" style:font-weight-complex="normal"/>
    </style:style>
    <style:style style:name="T12" style:family="text">
      <style:text-properties fo:font-weight="normal" officeooo:rsid="00321436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d0da3"/>
    </style:style>
    <style:style style:name="T15" style:family="text">
      <style:text-properties officeooo:rsid="002e3401"/>
    </style:style>
    <style:style style:name="T16" style:family="text">
      <style:text-properties officeooo:rsid="003339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3"> </text:span></text:p>
      <text:p text:style-name="P7">«Операционные системы»</text:p>
      <text:p text:style-name="P5"/>
      <text:p text:style-name="P6">Управление серверами сообщений</text:p>
      <text:p text:style-name="P2"/>
      <text:p text:style-name="P3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31"/>
      <text:p text:style-name="P21"/>
      <text:p text:style-name="P21"/>
      <text:p text:style-name="P32"/>
      <text:p text:style-name="P21"/>
      <text:p text:style-name="P20"><text:span text:style-name="T5">Студент: </text:span><text:span text:style-name="T9">Косогоров Владислав Валерьевич</text:span></text:p>
      <text:p text:style-name="P22"><text:span text:style-name="T5">Группа: М80 – 20</text:span><text:span text:style-name="T6">6</text:span><text:span text:style-name="T5">Б-18</text:span></text:p>
      <text:p text:style-name="P22"><text:span text:style-name="T5">Вариант: </text:span><text:span text:style-name="T7">31</text:span></text:p>
      <text:p text:style-name="P18">Преподаватель: Соколов Андрей Алексеевич</text:p>
      <text:p text:style-name="P18">Оценка: ___________</text:p>
      <text:p text:style-name="P18">Дата: ___________</text:p>
      <text:p text:style-name="P20"><text:span text:style-name="T8">Подпись</text:span><text:span text:style-name="T5">: ___________</text:span></text:p>
      <text:p text:style-name="P19"/>
      <text:p text:style-name="P19">Москва, 2019</text:p>
      <text:h text:style-name="P28" text:outline-level="1">Постановка задачи</text:h>
      <text:p text:style-name="P10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P8"><text:span text:style-name="T13">Вариант задания:</text:span><text:span text:style-name="T10"> </text:span><text:span text:style-name="T12">31</text:span><text:span text:style-name="T10">. </text:span><text:span text:style-name="T11">Топология — бинарное дерево. Тип вычислительной команды — </text:span><text:span text:style-name="T12">локальный целочисленный словарь</text:span><text:span text:style-name="T11">. Тип проверки узлов на доступность — </text:span><text:span text:style-name="T12">pingall</text:span><text:span text:style-name="T11">.</text:span></text:p>
      <text:h text:style-name="P25" text:outline-level="1">Общие сведения о программе</text:h>
      <text:p text:style-name="P11">Программа состоит из двух файлов, которые компилируются в исполнительные <text:span text:style-name="T14">файлы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span></text:p>
      <text:p text:style-name="P12"/>
      <text:h text:style-name="P24" text:outline-level="1">Общий метод и алгоритм решения</text:h>
      <text:list xml:id="list417357857" text:style-name="L1">
        <text:list-item>
          <text:p text:style-name="P33">Управляющий узел принимает команды, обрабатывает их и пересылает дочерним узлам или выводит сообщение об ошибке.</text:p>
        </text:list-item>
        <text:list-item>
          <text:p text:style-name="P33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 об успехе или об ошибке, которое потом пересылается обратно по дереву.</text:p>
        </text:list-item>
        <text:list-item>
          <text:p text:style-name="P33">Для корректной проверки на доступность узлов, используется дерево, эмулирующее поведение узлов в данной топологии (например, при удалении узла, удаляются все его потомки).</text:p>
        </text:list-item>
        <text:list-item>
          <text:p text:style-name="P33">Если узел недоступен, то по истечении <text:span text:style-name="T16">времени</text:span> будет <text:span text:style-name="T16">выведено</text:span> сообщение о недоступности узла и оно будет передано управляющему узлу.</text:p>
        </text:list-item>
        <text:list-item>
          <text:p text:style-name="P33">При удалении узла, все его потомки рекурсивно уничтожаются.</text:p>
        </text:list-item>
      </text:list>
      <text:p text:style-name="P26"/>
      <text:h text:style-name="P23" text:outline-level="1"/>
      <text:h text:style-name="P27" text:outline-level="1">Код программы</text:h>
      <text:p text:style-name="P16">server_functions.h</text:p>
      <text:p text:style-name="P15">#pragma once</text:p>
      <text:p text:style-name="P15">#include &lt;string&gt;</text:p>
      <text:p text:style-name="P15">#include "unistd.h"</text:p>
      <text:p text:style-name="P15">#include "zmq.hpp"</text:p>
      <text:p text:style-name="P15"/>
      <text:p text:style-name="P15">bool send_message(zmq::socket_t&amp; socket, const std::string&amp; message_string);</text:p>
      <text:p text:style-name="P15">std::string recieve_message(zmq::socket_t&amp; socket);</text:p>
      <text:p text:style-name="P15">std::string get_port_name(int port);</text:p>
      <text:p text:style-name="P15">int bind_socket(zmq::socket_t&amp; socket);</text:p>
      <text:p text:style-name="P15">void create_node(int id, int port);</text:p>
      <text:p text:style-name="P15"/>
      <text:p text:style-name="P16">server_functions.cpp</text:p>
      <text:p text:style-name="P15">#include "server_functions.h"</text:p>
      <text:p text:style-name="P15"/>
      <text:p text:style-name="P15">bool send_message(zmq::socket_t&amp; socket, const std::string&amp; message_string) {</text:p>
      <text:p text:style-name="P15"><text:s text:c="4"/>zmq::message_t message(message_string.size());</text:p>
      <text:p text:style-name="P15"><text:s text:c="4"/>memcpy(message.data(), message_string.c_str(), message_string.size());</text:p>
      <text:p text:style-name="P15"><text:s text:c="4"/>return socket.send(message);</text:p>
      <text:p text:style-name="P15">}</text:p>
      <text:p text:style-name="P15"/>
      <text:p text:style-name="P15">std::string recieve_message(zmq::socket_t&amp; socket) {</text:p>
      <text:p text:style-name="P15"><text:s text:c="4"/>zmq::message_t message;</text:p>
      <text:p text:style-name="P15"><text:s text:c="4"/>bool ok;</text:p>
      <text:p text:style-name="P15"><text:s text:c="4"/>try {</text:p>
      <text:p text:style-name="P15"><text:s text:c="8"/>ok = socket.recv(&amp;message);</text:p>
      <text:p text:style-name="P15"><text:s text:c="4"/>} catch (...) {</text:p>
      <text:p text:style-name="P15"><text:soft-page-break/><text:s text:c="8"/>ok = false;</text:p>
      <text:p text:style-name="P15"><text:s text:c="4"/>}</text:p>
      <text:p text:style-name="P15"><text:s text:c="4"/>std::string recieved_message(static_cast&lt;char*&gt;(message.data()), message.size());</text:p>
      <text:p text:style-name="P15"><text:s text:c="4"/>if (recieved_message.empty() || !ok) {</text:p>
      <text:p text:style-name="P15"><text:s text:c="8"/>return "Error: Node is not available";</text:p>
      <text:p text:style-name="P15"><text:s text:c="4"/>}</text:p>
      <text:p text:style-name="P15"><text:s text:c="4"/>return recieved_message;</text:p>
      <text:p text:style-name="P15">}</text:p>
      <text:p text:style-name="P15"/>
      <text:p text:style-name="P15">std::string get_port_name(int port) {</text:p>
      <text:p text:style-name="P15"><text:s text:c="4"/>return "tcp://127.0.0.1:" + std::to_string(port);</text:p>
      <text:p text:style-name="P15">}</text:p>
      <text:p text:style-name="P15"/>
      <text:p text:style-name="P15">int bind_socket(zmq::socket_t&amp; socket) {</text:p>
      <text:p text:style-name="P15"><text:s text:c="4"/>int port = 30000;</text:p>
      <text:p text:style-name="P15"><text:s text:c="4"/>while (true) {</text:p>
      <text:p text:style-name="P15"><text:s text:c="8"/>try {</text:p>
      <text:p text:style-name="P15"><text:s text:c="12"/>socket.bind(get_port_name(port));</text:p>
      <text:p text:style-name="P15"><text:s text:c="12"/>break;</text:p>
      <text:p text:style-name="P15"><text:s text:c="8"/>} catch(...) {</text:p>
      <text:p text:style-name="P15"><text:s text:c="12"/>port++;</text:p>
      <text:p text:style-name="P15"><text:s text:c="8"/>}</text:p>
      <text:p text:style-name="P15"><text:s text:c="4"/>}</text:p>
      <text:p text:style-name="P15"><text:s text:c="4"/>return port;</text:p>
      <text:p text:style-name="P15">}</text:p>
      <text:p text:style-name="P15"/>
      <text:p text:style-name="P15">void create_node(int id, int port) {</text:p>
      <text:p text:style-name="P15"><text:s text:c="4"/>char* arg1 = strdup((std::to_string(id)).c_str());</text:p>
      <text:p text:style-name="P15"><text:soft-page-break/><text:s text:c="4"/>char* arg2 = strdup((std::to_string(port)).c_str());</text:p>
      <text:p text:style-name="P15"><text:s text:c="4"/>char* args[] = {"./child_node", arg1, arg2, NULL};</text:p>
      <text:p text:style-name="P15"><text:s text:c="4"/>execv("./child_node", args);</text:p>
      <text:p text:style-name="P15">}</text:p>
      <text:p text:style-name="P16">child_node.cpp</text:p>
      <text:p text:style-name="P13">#include &lt;iostream&gt;</text:p>
      <text:p text:style-name="P13">#include "zmq.hpp"</text:p>
      <text:p text:style-name="P13">#include &lt;string&gt;</text:p>
      <text:p text:style-name="P13">#include &lt;sstream&gt;</text:p>
      <text:p text:style-name="P13">#include &lt;exception&gt;</text:p>
      <text:p text:style-name="P13">#include &lt;signal.h&gt;</text:p>
      <text:p text:style-name="P13">#include &lt;unordered_map&gt;</text:p>
      <text:p text:style-name="P13">#include &lt;iterator&gt;</text:p>
      <text:p text:style-name="P13">#include "server_functions.h"</text:p>
      <text:p text:style-name="P13"/>
      <text:p text:style-name="P13">int main(int argc, char** argv) { //аргументы - айди и номер порта, к которому нужно подключиться</text:p>
      <text:p text:style-name="P13"><text:s text:c="4"/>int id = std::stoi(argv[1]);</text:p>
      <text:p text:style-name="P13"><text:s text:c="4"/>int parent_port = std::stoi(argv[2]);</text:p>
      <text:p text:style-name="P13"><text:s text:c="4"/>zmq::context_t context(3);</text:p>
      <text:p text:style-name="P13"><text:s text:c="4"/>zmq::socket_t parent_socket(context, ZMQ_REP);</text:p>
      <text:p text:style-name="P13"/>
      <text:p text:style-name="P13"><text:s text:c="4"/>parent_socket.connect(get_port_name(parent_port));</text:p>
      <text:p text:style-name="P13"/>
      <text:p text:style-name="P13"><text:s text:c="4"/>int left_pid = 0;</text:p>
      <text:p text:style-name="P13"><text:s text:c="4"/>int right_pid = 0;</text:p>
      <text:p text:style-name="P13"><text:s text:c="4"/>int left_id = 0;</text:p>
      <text:p text:style-name="P13"><text:s text:c="4"/>int right_id = 0;</text:p>
      <text:p text:style-name="P13"><text:s text:c="4"/></text:p>
      <text:p text:style-name="P13"><text:soft-page-break/><text:s text:c="4"/>zmq::socket_t left_socket(context, ZMQ_REQ);</text:p>
      <text:p text:style-name="P13"><text:s text:c="4"/>zmq::socket_t right_socket(context, ZMQ_REQ);</text:p>
      <text:p text:style-name="P13"><text:s text:c="4"/>int linger = 0;</text:p>
      <text:p text:style-name="P13"><text:s text:c="4"/>left_socket.setsockopt(ZMQ_SNDTIMEO, 2000);</text:p>
      <text:p text:style-name="P13"><text:s text:c="4"/>left_socket.setsockopt(ZMQ_LINGER, &amp;linger, sizeof(linger));</text:p>
      <text:p text:style-name="P13"><text:s text:c="4"/>right_socket.setsockopt(ZMQ_SNDTIMEO, 2000);</text:p>
      <text:p text:style-name="P13"><text:s text:c="4"/>right_socket.setsockopt(ZMQ_LINGER, &amp;linger, sizeof(linger));</text:p>
      <text:p text:style-name="P13"/>
      <text:p text:style-name="P13"><text:s text:c="4"/>int left_port = bind_socket(left_socket);</text:p>
      <text:p text:style-name="P13"><text:s text:c="4"/>int right_port = bind_socket(right_socket);</text:p>
      <text:p text:style-name="P13"/>
      <text:p text:style-name="P13"><text:s text:c="4"/>while (true) {</text:p>
      <text:p text:style-name="P13"><text:s text:c="8"/>std::string request_string;</text:p>
      <text:p text:style-name="P13"><text:s text:c="8"/>request_string = recieve_message(parent_socket);</text:p>
      <text:p text:style-name="P13"><text:s text:c="8"/>std::istringstream command_stream(request_string);</text:p>
      <text:p text:style-name="P13"><text:s text:c="8"/>std::string command;</text:p>
      <text:p text:style-name="P13"><text:s text:c="8"/>command_stream &gt;&gt; command;</text:p>
      <text:p text:style-name="P13"/>
      <text:p text:style-name="P13"><text:s text:c="8"/>if (command == "id") {</text:p>
      <text:p text:style-name="P13"><text:s text:c="12"/>std::string parent_string = "Ok:" + std::to_string(id);</text:p>
      <text:p text:style-name="P13"><text:s text:c="12"/>send_message(parent_socket, parent_string);</text:p>
      <text:p text:style-name="P13"><text:s text:c="8"/>} else if (command == "pid") {</text:p>
      <text:p text:style-name="P13"><text:s text:c="12"/>std::string parent_string = "Ok:" + std::to_string(getpid());</text:p>
      <text:p text:style-name="P13"><text:s text:c="12"/>send_message(parent_socket, parent_string);</text:p>
      <text:p text:style-name="P13"><text:s text:c="8"/>} else if (command == "create") {</text:p>
      <text:p text:style-name="P13"><text:s text:c="12"/>int id_to_create;</text:p>
      <text:p text:style-name="P13"><text:s text:c="12"/>command_stream &gt;&gt; id_to_create;</text:p>
      <text:p text:style-name="P13"/>
      <text:p text:style-name="P13"><text:s text:c="12"/>if (id_to_create == id) {</text:p>
      <text:p text:style-name="P13"><text:soft-page-break/></text:p>
      <text:p text:style-name="P13"><text:s text:c="16"/>std::string message_string = "Error: Already exists";</text:p>
      <text:p text:style-name="P13"><text:s text:c="16"/>send_message(parent_socket, message_string);</text:p>
      <text:p text:style-name="P13"><text:s text:c="12"/>} else if (id_to_create &lt; id) {</text:p>
      <text:p text:style-name="P13"><text:s text:c="16"/>if (left_pid == 0) {</text:p>
      <text:p text:style-name="P13"><text:s text:c="20"/>left_pid = fork();</text:p>
      <text:p text:style-name="P13"><text:s text:c="20"/>if (left_pid == -1) {</text:p>
      <text:p text:style-name="P13"><text:s text:c="24"/>send_message(parent_socket, "Error: Cannot fork");</text:p>
      <text:p text:style-name="P13"><text:s text:c="24"/>left_pid = 0;</text:p>
      <text:p text:style-name="P13"><text:s text:c="20"/>} else if (left_pid == 0) {</text:p>
      <text:p text:style-name="P13"><text:s text:c="24"/>create_node(id_to_create,left_port);</text:p>
      <text:p text:style-name="P13"><text:s text:c="20"/>} else {</text:p>
      <text:p text:style-name="P13"><text:s text:c="24"/>left_id = id_to_create;</text:p>
      <text:p text:style-name="P13"><text:s text:c="24"/>send_message(left_socket, "pid");</text:p>
      <text:p text:style-name="P13"><text:s text:c="24"/>send_message(parent_socket, recieve_message(left_socket));</text:p>
      <text:p text:style-name="P13"><text:s text:c="20"/>}</text:p>
      <text:p text:style-name="P13"><text:s text:c="16"/>} else {</text:p>
      <text:p text:style-name="P13"><text:s text:c="20"/>send_message(left_socket, request_string);</text:p>
      <text:p text:style-name="P13"><text:s text:c="20"/>send_message(parent_socket, recieve_message(left_socket));</text:p>
      <text:p text:style-name="P13"><text:s text:c="16"/>}</text:p>
      <text:p text:style-name="P13"><text:s text:c="12"/>} else {</text:p>
      <text:p text:style-name="P13"><text:s text:c="16"/>if (right_pid == 0) {</text:p>
      <text:p text:style-name="P13"><text:s text:c="20"/>right_pid = fork();</text:p>
      <text:p text:style-name="P13"><text:s text:c="20"/>if (right_pid == -1) {</text:p>
      <text:p text:style-name="P13"><text:s text:c="24"/>send_message(parent_socket, "Error: Cannot fork");</text:p>
      <text:p text:style-name="P13"><text:s text:c="24"/>right_pid = 0;</text:p>
      <text:p text:style-name="P13"><text:s text:c="20"/>} else if (right_pid == 0) {</text:p>
      <text:p text:style-name="P13"><text:s text:c="24"/>create_node(id_to_create,right_port);</text:p>
      <text:p text:style-name="P13"><text:s text:c="20"/>} else {</text:p>
      <text:p text:style-name="P13"><text:soft-page-break/><text:s text:c="24"/>right_id = id_to_create;</text:p>
      <text:p text:style-name="P13"><text:s text:c="24"/>send_message(right_socket, "pid");</text:p>
      <text:p text:style-name="P13"><text:s text:c="24"/>send_message(parent_socket, recieve_message(right_socket));</text:p>
      <text:p text:style-name="P13"><text:s text:c="20"/>}</text:p>
      <text:p text:style-name="P13"><text:s text:c="16"/>} else {</text:p>
      <text:p text:style-name="P13"><text:s text:c="20"/>send_message(right_socket, request_string);</text:p>
      <text:p text:style-name="P13"><text:s text:c="20"/>send_message(parent_socket, recieve_message(right_socket));</text:p>
      <text:p text:style-name="P13"><text:s text:c="16"/>}</text:p>
      <text:p text:style-name="P13"><text:s text:c="12"/>}</text:p>
      <text:p text:style-name="P13"/>
      <text:p text:style-name="P13"><text:s text:c="8"/>} else if (command == "remove") {</text:p>
      <text:p text:style-name="P13"><text:s text:c="12"/>int id_to_delete;</text:p>
      <text:p text:style-name="P13"><text:s text:c="12"/>command_stream &gt;&gt; id_to_delete;</text:p>
      <text:p text:style-name="P13"><text:s text:c="12"/>if (id_to_delete &lt; id) {</text:p>
      <text:p text:style-name="P13"><text:s text:c="16"/>if (left_id == 0) {</text:p>
      <text:p text:style-name="P13"><text:s text:c="20"/>send_message(parent_socket, "Error: Not found");</text:p>
      <text:p text:style-name="P13"><text:s text:c="16"/>} else if (left_id == id_to_delete) {</text:p>
      <text:p text:style-name="P13"><text:s text:c="20"/>send_message(left_socket, "kill_children");</text:p>
      <text:p text:style-name="P13"><text:s text:c="20"/>recieve_message(left_socket);</text:p>
      <text:p text:style-name="P13"><text:s text:c="20"/>kill(left_pid,SIGTERM);</text:p>
      <text:p text:style-name="P13"><text:s text:c="20"/>kill(left_pid,SIGKILL);</text:p>
      <text:p text:style-name="P13"><text:s text:c="20"/>left_id = 0;</text:p>
      <text:p text:style-name="P13"><text:s text:c="20"/>left_pid = 0;</text:p>
      <text:p text:style-name="P13"><text:s text:c="20"/>send_message(parent_socket, "Ok");</text:p>
      <text:p text:style-name="P13"><text:s text:c="16"/>} else {</text:p>
      <text:p text:style-name="P13"><text:s text:c="20"/>send_message(left_socket, request_string);</text:p>
      <text:p text:style-name="P13"><text:s text:c="20"/>send_message(parent_socket, recieve_message(left_socket));</text:p>
      <text:p text:style-name="P13"><text:s text:c="16"/>}</text:p>
      <text:p text:style-name="P13"><text:s text:c="12"/>} else {</text:p>
      <text:p text:style-name="P13"><text:soft-page-break/><text:s text:c="16"/>if (right_id == 0) {</text:p>
      <text:p text:style-name="P13"><text:s text:c="20"/>send_message(parent_socket, "Error: Not found");</text:p>
      <text:p text:style-name="P13"><text:s text:c="16"/>} else if (right_id == id_to_delete) {</text:p>
      <text:p text:style-name="P13"><text:s text:c="20"/>send_message(right_socket, "kill_children");</text:p>
      <text:p text:style-name="P13"><text:s text:c="20"/>recieve_message(right_socket);</text:p>
      <text:p text:style-name="P13"><text:s text:c="20"/>kill(right_pid,SIGTERM);</text:p>
      <text:p text:style-name="P13"><text:s text:c="20"/>kill(right_pid,SIGKILL);</text:p>
      <text:p text:style-name="P13"><text:s text:c="20"/>right_id = 0;</text:p>
      <text:p text:style-name="P13"><text:s text:c="20"/>right_pid = 0;</text:p>
      <text:p text:style-name="P13"><text:s text:c="20"/>send_message(parent_socket, "Ok");</text:p>
      <text:p text:style-name="P13"><text:s text:c="16"/>} else {</text:p>
      <text:p text:style-name="P13"><text:s text:c="20"/>send_message(right_socket, request_string);</text:p>
      <text:p text:style-name="P13"><text:s text:c="20"/>send_message(parent_socket, recieve_message(right_socket));</text:p>
      <text:p text:style-name="P13"><text:s text:c="16"/>}</text:p>
      <text:p text:style-name="P13"><text:s text:c="12"/>}</text:p>
      <text:p text:style-name="P13"/>
      <text:p text:style-name="P13"><text:s text:c="8"/>} else if (command == "exec") {</text:p>
      <text:p text:style-name="P13"><text:s text:c="12"/>int exec_id;</text:p>
      <text:p text:style-name="P13"><text:s text:c="12"/>command_stream &gt;&gt; exec_id;</text:p>
      <text:p text:style-name="P13"><text:s text:c="12"/>if (exec_id == id) {</text:p>
      <text:p text:style-name="P13"><text:s text:c="16"/>std::string recieve_message = "Node is available";</text:p>
      <text:p text:style-name="P13"><text:s text:c="16"/>send_message(parent_socket, recieve_message);</text:p>
      <text:p text:style-name="P13"><text:s text:c="12"/>} else if (exec_id &lt; id) {</text:p>
      <text:p text:style-name="P13"><text:s text:c="24"/>if (left_pid == 0) {</text:p>
      <text:p text:style-name="P13"><text:s text:c="28"/>std::string recieve_message = "Error:" + std::to_string(exec_id) + ": Not found";</text:p>
      <text:p text:style-name="P13"><text:s text:c="28"/>send_message(parent_socket, recieve_message);</text:p>
      <text:p text:style-name="P13"><text:s text:c="24"/>} else {</text:p>
      <text:p text:style-name="P13"><text:s text:c="28"/>send_message(left_socket, request_string);</text:p>
      <text:p text:style-name="P13"><text:soft-page-break/><text:s text:c="28"/>send_message(parent_socket, recieve_message(left_socket));</text:p>
      <text:p text:style-name="P13"><text:s text:c="24"/>}</text:p>
      <text:p text:style-name="P13"><text:s text:c="12"/>} else {</text:p>
      <text:p text:style-name="P13"><text:s text:c="16"/>if (right_pid == 0) {</text:p>
      <text:p text:style-name="P13"><text:s text:c="20"/>std::string recieve_message = "Error:" + std::to_string(exec_id) + ": Not found";</text:p>
      <text:p text:style-name="P13"><text:s text:c="20"/>send_message(parent_socket, recieve_message);</text:p>
      <text:p text:style-name="P13"><text:s text:c="16"/>} else {</text:p>
      <text:p text:style-name="P13"><text:s text:c="20"/>send_message(right_socket, request_string);</text:p>
      <text:p text:style-name="P13"><text:s text:c="20"/>send_message(parent_socket, recieve_message(right_socket));</text:p>
      <text:p text:style-name="P13"><text:s text:c="16"/>}</text:p>
      <text:p text:style-name="P13"><text:s text:c="12"/>}</text:p>
      <text:p text:style-name="P13"/>
      <text:p text:style-name="P13"><text:s text:c="8"/>} else if (command == "pingall") {</text:p>
      <text:p text:style-name="P13"><text:s text:c="12"/>std::ostringstream res;</text:p>
      <text:p text:style-name="P13"><text:s text:c="12"/>std::string left_res;</text:p>
      <text:p text:style-name="P13"><text:s text:c="12"/>std::string right_res;</text:p>
      <text:p text:style-name="P13"><text:s text:c="12"/>if (left_pid != 0) {</text:p>
      <text:p text:style-name="P13"><text:s text:c="16"/>send_message(left_socket, "pingall");</text:p>
      <text:p text:style-name="P13"><text:s text:c="16"/>left_res = recieve_message(left_socket);</text:p>
      <text:p text:style-name="P13"><text:s text:c="12"/>}</text:p>
      <text:p text:style-name="P13"><text:s text:c="12"/>if (right_pid != 0) {</text:p>
      <text:p text:style-name="P13"><text:s text:c="16"/>send_message(right_socket, "pingall");</text:p>
      <text:p text:style-name="P13"><text:s text:c="16"/>right_res = recieve_message(right_socket);</text:p>
      <text:p text:style-name="P13"><text:s text:c="12"/>}</text:p>
      <text:p text:style-name="P13"><text:s text:c="12"/>if (!left_res.empty() &amp;&amp; left_res.substr(std::min&lt;int&gt;(left_res.size(),5)) != "Error") {</text:p>
      <text:p text:style-name="P13"><text:s text:c="16"/>res &lt;&lt; left_res;</text:p>
      <text:p text:style-name="P13"><text:s text:c="12"/>}</text:p>
      <text:p text:style-name="P13"><text:soft-page-break/><text:s text:c="12"/>if (!right_res.empty() &amp;&amp; right_res.substr(std::min&lt;int&gt;(right_res.size(),5)) != "Error") {</text:p>
      <text:p text:style-name="P13"><text:s text:c="16"/>res &lt;&lt; right_res;</text:p>
      <text:p text:style-name="P13"><text:s text:c="12"/>}</text:p>
      <text:p text:style-name="P13"><text:s text:c="12"/>send_message(parent_socket, res.str());</text:p>
      <text:p text:style-name="P13"/>
      <text:p text:style-name="P13"><text:s text:c="8"/>} else if (command == "kill_children") {</text:p>
      <text:p text:style-name="P13"><text:s text:c="12"/>if (left_pid == 0 &amp;&amp; right_pid == 0) {</text:p>
      <text:p text:style-name="P13"><text:s text:c="16"/>send_message(parent_socket, "Ok");</text:p>
      <text:p text:style-name="P13"><text:s text:c="12"/>} else {</text:p>
      <text:p text:style-name="P13"><text:s text:c="16"/>if (left_pid != 0) {</text:p>
      <text:p text:style-name="P13"><text:s text:c="20"/>send_message(left_socket, "kill_children");</text:p>
      <text:p text:style-name="P13"><text:s text:c="20"/>recieve_message(left_socket);</text:p>
      <text:p text:style-name="P13"><text:s text:c="20"/>kill(left_pid,SIGTERM);</text:p>
      <text:p text:style-name="P13"><text:s text:c="20"/>kill(left_pid,SIGKILL);</text:p>
      <text:p text:style-name="P13"><text:s text:c="16"/>}</text:p>
      <text:p text:style-name="P13"><text:s text:c="16"/>if (right_pid != 0) {</text:p>
      <text:p text:style-name="P13"><text:s text:c="20"/>send_message(right_socket, "kill_children");</text:p>
      <text:p text:style-name="P13"><text:s text:c="20"/>recieve_message(right_socket);</text:p>
      <text:p text:style-name="P13"><text:s text:c="20"/>kill(right_pid,SIGTERM);</text:p>
      <text:p text:style-name="P13"><text:s text:c="20"/>kill(right_pid,SIGKILL);</text:p>
      <text:p text:style-name="P13"><text:s text:c="16"/>}</text:p>
      <text:p text:style-name="P13"><text:s text:c="16"/>send_message(parent_socket, "Ok");</text:p>
      <text:p text:style-name="P13"><text:s text:c="12"/>}</text:p>
      <text:p text:style-name="P13"><text:s text:c="8"/>}</text:p>
      <text:p text:style-name="P13"><text:s text:c="8"/>if (parent_port == 0) {</text:p>
      <text:p text:style-name="P13"><text:s text:c="12"/>break;</text:p>
      <text:p text:style-name="P13"><text:s text:c="8"/>}</text:p>
      <text:p text:style-name="P13"><text:s text:c="4"/>}</text:p>
      <text:p text:style-name="P13"><text:soft-page-break/>}</text:p>
      <text:p text:style-name="P16">main_node.cpp</text:p>
      <text:p text:style-name="P13">#include &lt;iostream&gt;</text:p>
      <text:p text:style-name="P13">#include "zmq.hpp"</text:p>
      <text:p text:style-name="P13">#include &lt;string&gt;</text:p>
      <text:p text:style-name="P13">#include &lt;vector&gt;</text:p>
      <text:p text:style-name="P13">#include &lt;signal.h&gt;</text:p>
      <text:p text:style-name="P13">#include &lt;sstream&gt;</text:p>
      <text:p text:style-name="P13">#include &lt;set&gt;</text:p>
      <text:p text:style-name="P13">#include &lt;algorithm&gt;</text:p>
      <text:p text:style-name="P13">#include &lt;unordered_map&gt;</text:p>
      <text:p text:style-name="P13">#include "server_functions.h"</text:p>
      <text:p text:style-name="P13"/>
      <text:p text:style-name="P13">class IdTree {</text:p>
      <text:p text:style-name="P13">public:</text:p>
      <text:p text:style-name="P13"><text:s text:c="4"/>IdTree() = default;</text:p>
      <text:p text:style-name="P13"/>
      <text:p text:style-name="P13"><text:s text:c="4"/>~IdTree() {</text:p>
      <text:p text:style-name="P13"><text:s text:c="8"/>delete_node(head_);</text:p>
      <text:p text:style-name="P13"><text:s text:c="4"/>}</text:p>
      <text:p text:style-name="P13"/>
      <text:p text:style-name="P13"><text:s text:c="4"/>bool contains(int id) {</text:p>
      <text:p text:style-name="P13"><text:s text:c="8"/>TreeNode* temp = head_;</text:p>
      <text:p text:style-name="P13"><text:s text:c="8"/>while(temp != nullptr) {</text:p>
      <text:p text:style-name="P13"><text:s text:c="12"/>if (temp-&gt;id_ == id) {</text:p>
      <text:p text:style-name="P13"><text:s text:c="16"/>break;</text:p>
      <text:p text:style-name="P13"><text:s text:c="12"/>}</text:p>
      <text:p text:style-name="P13"><text:s text:c="12"/>if (id &gt; temp-&gt;id_) {</text:p>
      <text:p text:style-name="P13"><text:s text:c="16"/>temp = temp-&gt;right;</text:p>
      <text:p text:style-name="P13"><text:soft-page-break/><text:s text:c="12"/>}</text:p>
      <text:p text:style-name="P13"><text:s text:c="12"/>if (id &lt; temp-&gt;id_) {</text:p>
      <text:p text:style-name="P13"><text:s text:c="16"/>temp = temp-&gt;left;</text:p>
      <text:p text:style-name="P13"><text:s text:c="12"/>}</text:p>
      <text:p text:style-name="P13"><text:s text:c="8"/>}</text:p>
      <text:p text:style-name="P13"><text:s text:c="8"/>return temp != nullptr;</text:p>
      <text:p text:style-name="P13"><text:s text:c="4"/>}</text:p>
      <text:p text:style-name="P13"/>
      <text:p text:style-name="P13"><text:s text:c="4"/>void insert(int id) {</text:p>
      <text:p text:style-name="P13"><text:s text:c="8"/>if (head_ == nullptr) {</text:p>
      <text:p text:style-name="P13"><text:s text:c="12"/>head_ = new TreeNode(id);</text:p>
      <text:p text:style-name="P13"><text:s text:c="12"/>return;</text:p>
      <text:p text:style-name="P13"><text:s text:c="8"/>}</text:p>
      <text:p text:style-name="P13"><text:s text:c="8"/>TreeNode* temp = head_;</text:p>
      <text:p text:style-name="P13"><text:s text:c="8"/>while(temp != nullptr) {</text:p>
      <text:p text:style-name="P13"><text:s text:c="12"/>if (id == temp-&gt;id_) {</text:p>
      <text:p text:style-name="P13"><text:s text:c="16"/>break;</text:p>
      <text:p text:style-name="P13"><text:s text:c="12"/>}</text:p>
      <text:p text:style-name="P13"><text:s text:c="12"/>if (id &lt; temp-&gt;id_) {</text:p>
      <text:p text:style-name="P13"><text:s text:c="16"/>if (temp-&gt;left == nullptr) {</text:p>
      <text:p text:style-name="P13"><text:s text:c="20"/>temp-&gt;left = new TreeNode(id);</text:p>
      <text:p text:style-name="P13"><text:s text:c="20"/>break;</text:p>
      <text:p text:style-name="P13"><text:s text:c="16"/>}</text:p>
      <text:p text:style-name="P13"><text:s text:c="16"/>temp = temp-&gt;left;</text:p>
      <text:p text:style-name="P13"><text:s text:c="12"/>}</text:p>
      <text:p text:style-name="P13"><text:s text:c="12"/>if (id &gt; temp-&gt;id_) {</text:p>
      <text:p text:style-name="P13"><text:s text:c="16"/>if (temp-&gt;right == nullptr) {</text:p>
      <text:p text:style-name="P13"><text:s text:c="20"/>temp-&gt;right = new TreeNode(id);</text:p>
      <text:p text:style-name="P13"><text:s text:c="20"/>break;</text:p>
      <text:p text:style-name="P13"><text:soft-page-break/><text:s text:c="16"/>}</text:p>
      <text:p text:style-name="P13"><text:s text:c="16"/>temp = temp-&gt;right;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void erase(int id) {</text:p>
      <text:p text:style-name="P13"><text:s text:c="8"/>TreeNode* prev_id = nullptr;</text:p>
      <text:p text:style-name="P13"><text:s text:c="8"/>TreeNode* temp = head_;</text:p>
      <text:p text:style-name="P13"><text:s text:c="8"/>while (temp != nullptr) {</text:p>
      <text:p text:style-name="P13"><text:s text:c="12"/>if (id == temp-&gt;id_) {</text:p>
      <text:p text:style-name="P13"><text:s text:c="16"/>if (prev_id == nullptr) {</text:p>
      <text:p text:style-name="P13"><text:s text:c="20"/>head_ = nullptr;</text:p>
      <text:p text:style-name="P13"><text:s text:c="16"/>} else {</text:p>
      <text:p text:style-name="P13"><text:s text:c="20"/>if (prev_id-&gt;left == temp) {</text:p>
      <text:p text:style-name="P13"><text:s text:c="24"/>prev_id-&gt;left = nullptr;</text:p>
      <text:p text:style-name="P13"><text:s text:c="20"/>} else {</text:p>
      <text:p text:style-name="P13"><text:s text:c="24"/>prev_id-&gt;right = nullptr;</text:p>
      <text:p text:style-name="P13"><text:s text:c="20"/>}</text:p>
      <text:p text:style-name="P13"><text:s text:c="16"/>}</text:p>
      <text:p text:style-name="P13"><text:s text:c="16"/>delete_node(temp);</text:p>
      <text:p text:style-name="P13"/>
      <text:p text:style-name="P13"><text:s text:c="12"/>} else if (id &lt; temp-&gt;id_) {</text:p>
      <text:p text:style-name="P13"><text:s text:c="16"/>prev_id = temp;</text:p>
      <text:p text:style-name="P13"><text:s text:c="16"/>temp = temp-&gt;left;</text:p>
      <text:p text:style-name="P13"><text:s text:c="12"/>} else if (id &gt; temp-&gt;id_) {</text:p>
      <text:p text:style-name="P13"><text:s text:c="16"/>prev_id = temp;</text:p>
      <text:p text:style-name="P13"><text:s text:c="16"/>temp = temp-&gt;right;</text:p>
      <text:p text:style-name="P13"><text:s text:c="12"/>}</text:p>
      <text:p text:style-name="P13"><text:soft-page-break/><text:s text:c="8"/>}</text:p>
      <text:p text:style-name="P13"><text:s text:c="4"/>}</text:p>
      <text:p text:style-name="P13"/>
      <text:p text:style-name="P13"><text:s text:c="4"/>void add_to_dictionary(int id, std::string name, int value) {</text:p>
      <text:p text:style-name="P13"><text:s text:c="8"/>TreeNode* neededNode = search(head_, id);</text:p>
      <text:p text:style-name="P13"><text:s text:c="8"/>neededNode-&gt;dictionary[name] = value;</text:p>
      <text:p text:style-name="P13"><text:s text:c="4"/>}</text:p>
      <text:p text:style-name="P13"/>
      <text:p text:style-name="P13"><text:s text:c="4"/>void get_from_dictionary(int id, std::string name) {</text:p>
      <text:p text:style-name="P13"><text:s text:c="8"/>TreeNode* neededNode = search(head_, id);</text:p>
      <text:p text:style-name="P13"><text:s text:c="8"/>if (neededNode-&gt;dictionary.find(name) == neededNode-&gt;dictionary.end()) {</text:p>
      <text:p text:style-name="P13"><text:s text:c="12"/>std::cout &lt;&lt; "'" &lt;&lt; name &lt;&lt; "' not found" &lt;&lt; std::endl;</text:p>
      <text:p text:style-name="P13"><text:s text:c="8"/>} else {</text:p>
      <text:p text:style-name="P13"><text:s text:c="12"/>std::cout &lt;&lt; neededNode-&gt;dictionary[name] &lt;&lt; std::endl;</text:p>
      <text:p text:style-name="P13"><text:s text:c="8"/>}</text:p>
      <text:p text:style-name="P13"><text:s text:c="4"/>}</text:p>
      <text:p text:style-name="P13"/>
      <text:p text:style-name="P13"><text:s text:c="4"/>std::vector&lt;int&gt; get_nodes() const {</text:p>
      <text:p text:style-name="P13"><text:s text:c="8"/>std::vector&lt;int&gt; result;</text:p>
      <text:p text:style-name="P13"><text:s text:c="8"/>get_nodes(head_, result);</text:p>
      <text:p text:style-name="P13"><text:s text:c="8"/>return result;</text:p>
      <text:p text:style-name="P13"><text:s text:c="4"/>}</text:p>
      <text:p text:style-name="P13"/>
      <text:p text:style-name="P13">private:</text:p>
      <text:p text:style-name="P13"><text:s text:c="4"/>struct TreeNode {</text:p>
      <text:p text:style-name="P13"><text:s text:c="8"/>TreeNode(int id) : id_(id) {}</text:p>
      <text:p text:style-name="P13"><text:s text:c="8"/>int id_;</text:p>
      <text:p text:style-name="P13"><text:s text:c="8"/>TreeNode* left = nullptr;</text:p>
      <text:p text:style-name="P13"><text:s text:c="8"/>TreeNode* right = nullptr;</text:p>
      <text:p text:style-name="P13"><text:soft-page-break/><text:s text:c="8"/>std::unordered_map&lt;std::string, int&gt; dictionary;</text:p>
      <text:p text:style-name="P13"><text:s text:c="4"/>};</text:p>
      <text:p text:style-name="P13"/>
      <text:p text:style-name="P13"><text:s text:c="4"/>TreeNode* search(TreeNode* root, int id) {</text:p>
      <text:p text:style-name="P13"><text:s text:c="8"/>if (root == nullptr || root-&gt;id_ == id) {</text:p>
      <text:p text:style-name="P13"><text:s text:c="12"/>return root;</text:p>
      <text:p text:style-name="P13"><text:s text:c="8"/>}</text:p>
      <text:p text:style-name="P13"/>
      <text:p text:style-name="P13"><text:s text:c="8"/>if (root-&gt;id_ &lt; id) {</text:p>
      <text:p text:style-name="P13"><text:s text:c="12"/>return search(root-&gt;right, id);</text:p>
      <text:p text:style-name="P13"><text:s text:c="8"/>}</text:p>
      <text:p text:style-name="P13"/>
      <text:p text:style-name="P13"><text:s text:c="8"/>return search(root-&gt;left, id);</text:p>
      <text:p text:style-name="P13"><text:s text:c="4"/>}</text:p>
      <text:p text:style-name="P13"/>
      <text:p text:style-name="P13"><text:s text:c="4"/>void get_nodes(TreeNode* node, std::vector&lt;int&gt;&amp; v) const {</text:p>
      <text:p text:style-name="P13"><text:s text:c="8"/>if (node == nullptr) {</text:p>
      <text:p text:style-name="P13"><text:s text:c="12"/>return;</text:p>
      <text:p text:style-name="P13"><text:s text:c="8"/>}</text:p>
      <text:p text:style-name="P13"><text:s text:c="8"/>get_nodes(node-&gt;left,v);</text:p>
      <text:p text:style-name="P13"><text:s text:c="8"/>v.push_back(node-&gt;id_);</text:p>
      <text:p text:style-name="P13"><text:s text:c="8"/>get_nodes(node-&gt;right, v);</text:p>
      <text:p text:style-name="P13"><text:s text:c="4"/>}</text:p>
      <text:p text:style-name="P13"/>
      <text:p text:style-name="P13"><text:s text:c="4"/>void delete_node(TreeNode* node) {</text:p>
      <text:p text:style-name="P13"><text:s text:c="8"/>if (node == nullptr) {</text:p>
      <text:p text:style-name="P13"><text:s text:c="12"/>return;</text:p>
      <text:p text:style-name="P13"><text:s text:c="8"/>}</text:p>
      <text:p text:style-name="P13"><text:s text:c="8"/>delete_node(node-&gt;right);</text:p>
      <text:p text:style-name="P13"><text:soft-page-break/><text:s text:c="8"/>delete_node(node-&gt;left);</text:p>
      <text:p text:style-name="P13"><text:s text:c="8"/>delete node;</text:p>
      <text:p text:style-name="P13"><text:s text:c="4"/>}</text:p>
      <text:p text:style-name="P13"/>
      <text:p text:style-name="P13"><text:s text:c="4"/>TreeNode* head_ = nullptr;</text:p>
      <text:p text:style-name="P13">};</text:p>
      <text:p text:style-name="P13"/>
      <text:p text:style-name="P13">int main() {</text:p>
      <text:p text:style-name="P13"><text:s text:c="4"/>std::string command;</text:p>
      <text:p text:style-name="P13"><text:s text:c="4"/>IdTree ids;</text:p>
      <text:p text:style-name="P13"><text:s text:c="4"/>size_t child_pid = 0;</text:p>
      <text:p text:style-name="P13"><text:s text:c="4"/>int child_id = 0;</text:p>
      <text:p text:style-name="P13"><text:s text:c="4"/>zmq::context_t context(1);</text:p>
      <text:p text:style-name="P13"><text:s text:c="4"/>zmq::socket_t main_socket(context, ZMQ_REQ);</text:p>
      <text:p text:style-name="P13"><text:s text:c="4"/>int linger = 0;</text:p>
      <text:p text:style-name="P13"><text:s text:c="4"/>main_socket.setsockopt(ZMQ_SNDTIMEO, 2000);</text:p>
      <text:p text:style-name="P13"><text:s text:c="4"/>main_socket.setsockopt(ZMQ_LINGER, &amp;linger, sizeof(linger));</text:p>
      <text:p text:style-name="P13"><text:s text:c="4"/>int port = bind_socket(main_socket);</text:p>
      <text:p text:style-name="P13"/>
      <text:p text:style-name="P13"><text:s text:c="4"/>while (true) {</text:p>
      <text:p text:style-name="P13"><text:s text:c="8"/>std::cin &gt;&gt; command;</text:p>
      <text:p text:style-name="P13"><text:s text:c="8"/>if (command == "create") {</text:p>
      <text:p text:style-name="P13"><text:s text:c="12"/>size_t node_id;</text:p>
      <text:p text:style-name="P13"><text:s text:c="12"/>std::string result;</text:p>
      <text:p text:style-name="P13"><text:s text:c="12"/>std::cin &gt;&gt; node_id;</text:p>
      <text:p text:style-name="P13"><text:s text:c="12"/>if (child_pid == 0) {</text:p>
      <text:p text:style-name="P13"><text:s text:c="16"/>child_pid = fork();</text:p>
      <text:p text:style-name="P13"><text:s text:c="16"/>if (child_pid == -1) {</text:p>
      <text:p text:style-name="P13"><text:s text:c="20"/>std::cout &lt;&lt; "Unable to create the first node\n";</text:p>
      <text:p text:style-name="P13"><text:soft-page-break/><text:s text:c="20"/>child_pid = 0;</text:p>
      <text:p text:style-name="P13"><text:s text:c="20"/>exit(1);</text:p>
      <text:p text:style-name="P13"><text:s text:c="16"/>} else if (child_pid == 0) {</text:p>
      <text:p text:style-name="P13"><text:s text:c="20"/>create_node(node_id, port);</text:p>
      <text:p text:style-name="P13"><text:s text:c="16"/>} else {</text:p>
      <text:p text:style-name="P13"><text:s text:c="20"/>child_id = node_id;</text:p>
      <text:p text:style-name="P13"><text:s text:c="20"/>send_message(main_socket,"pid");</text:p>
      <text:p text:style-name="P13"><text:s text:c="20"/>result = recieve_message(main_socket);</text:p>
      <text:p text:style-name="P13"><text:s text:c="16"/>}</text:p>
      <text:p text:style-name="P13"><text:s text:c="12"/>} else {</text:p>
      <text:p text:style-name="P13"><text:s text:c="16"/>std::ostringstream msg_stream;</text:p>
      <text:p text:style-name="P13"><text:s text:c="16"/>msg_stream &lt;&lt; "create " &lt;&lt; node_id;</text:p>
      <text:p text:style-name="P13"><text:s text:c="16"/>send_message(main_socket, msg_stream.str());</text:p>
      <text:p text:style-name="P13"><text:s text:c="16"/>result = recieve_message(main_socket);</text:p>
      <text:p text:style-name="P13"><text:s text:c="12"/>}</text:p>
      <text:p text:style-name="P13"/>
      <text:p text:style-name="P13"><text:s text:c="12"/>if (result.substr(0,2) == "Ok") {</text:p>
      <text:p text:style-name="P13"><text:s text:c="16"/>ids.insert(node_id);</text:p>
      <text:p text:style-name="P13"><text:s text:c="12"/>}</text:p>
      <text:p text:style-name="P13"><text:s text:c="12"/>std::cout &lt;&lt; result &lt;&lt; "\n";</text:p>
      <text:p text:style-name="P13"/>
      <text:p text:style-name="P13"><text:s text:c="8"/>} else if (command == "remove") {</text:p>
      <text:p text:style-name="P13"><text:s text:c="12"/>if (child_pid == 0) {</text:p>
      <text:p text:style-name="P13"><text:s text:c="16"/>std::cout &lt;&lt; "Error:Not found\n";</text:p>
      <text:p text:style-name="P13"><text:s text:c="16"/>continue;</text:p>
      <text:p text:style-name="P13"><text:s text:c="12"/>}</text:p>
      <text:p text:style-name="P13"><text:s text:c="12"/>size_t node_id;</text:p>
      <text:p text:style-name="P13"><text:s text:c="12"/>std::cin &gt;&gt; node_id;</text:p>
      <text:p text:style-name="P13"><text:s text:c="12"/>if (node_id == child_id) {</text:p>
      <text:p text:style-name="P13"><text:soft-page-break/><text:s text:c="16"/>kill(child_pid, SIGTERM);</text:p>
      <text:p text:style-name="P13"><text:s text:c="16"/>kill(child_pid, SIGKILL);</text:p>
      <text:p text:style-name="P13"><text:s text:c="16"/>child_id = 0;</text:p>
      <text:p text:style-name="P13"><text:s text:c="16"/>child_pid = 0;</text:p>
      <text:p text:style-name="P13"><text:s text:c="16"/>std::cout &lt;&lt; "Ok\n";</text:p>
      <text:p text:style-name="P13"><text:s text:c="16"/>ids.erase(node_id);</text:p>
      <text:p text:style-name="P13"><text:s text:c="16"/>continue;</text:p>
      <text:p text:style-name="P13"><text:s text:c="12"/>}</text:p>
      <text:p text:style-name="P13"><text:s text:c="12"/>std::string message_string = "remove " + std::to_string(node_id);</text:p>
      <text:p text:style-name="P13"><text:s text:c="12"/>send_message(main_socket, message_string);</text:p>
      <text:p text:style-name="P13"/>
      <text:p text:style-name="P13"><text:s text:c="12"/>std::string recieved_message = recieve_message(main_socket);</text:p>
      <text:p text:style-name="P13"><text:s text:c="12"/>if (recieved_message.substr(0, std::min&lt;int&gt;(recieved_message.size(), 2)) == "Ok") {</text:p>
      <text:p text:style-name="P13"><text:s text:c="16"/>ids.erase(node_id);</text:p>
      <text:p text:style-name="P13"><text:s text:c="12"/>}</text:p>
      <text:p text:style-name="P13"><text:s text:c="12"/>std::cout &lt;&lt; recieved_message &lt;&lt; "\n";</text:p>
      <text:p text:style-name="P13"/>
      <text:p text:style-name="P13"><text:s text:c="8"/>} else if (command == "exec") {</text:p>
      <text:p text:style-name="P13"><text:s text:c="12"/>int id;</text:p>
      <text:p text:style-name="P13"><text:s text:c="12"/>std::cin &gt;&gt; id;</text:p>
      <text:p text:style-name="P13"/>
      <text:p text:style-name="P13"><text:s text:c="12"/>char nameAndValueArr[256];</text:p>
      <text:p text:style-name="P13"><text:s text:c="12"/>std::cin.getline(nameAndValueArr, 256);</text:p>
      <text:p text:style-name="P13"><text:s text:c="12"/>std::string nameAndValue = nameAndValueArr;</text:p>
      <text:p text:style-name="P13"/>
      <text:p text:style-name="P13"><text:s text:c="12"/>std::string message_string = "exec " + std::to_string(id);</text:p>
      <text:p text:style-name="P13"><text:s text:c="12"/>send_message(main_socket, message_string);</text:p>
      <text:p text:style-name="P13"/>
      <text:p text:style-name="P13"><text:soft-page-break/><text:s text:c="12"/>std::string recieved_message = recieve_message(main_socket);</text:p>
      <text:p text:style-name="P13"><text:s text:c="12"/>if (recieved_message == "Node is available") {</text:p>
      <text:p text:style-name="P13"><text:s text:c="16"/>std::string name;</text:p>
      <text:p text:style-name="P13"><text:s text:c="16"/>int value;</text:p>
      <text:p text:style-name="P13"><text:s text:c="16"/>std::stringstream ss(nameAndValue);</text:p>
      <text:p text:style-name="P13"><text:s text:c="16"/>bool searchNeeded = true;</text:p>
      <text:p text:style-name="P13"><text:s text:c="16"/>for (int i = 1; i &lt; 256; ++i) {</text:p>
      <text:p text:style-name="P13"><text:s text:c="20"/>if (nameAndValueArr[i] == ' ') {</text:p>
      <text:p text:style-name="P13"><text:s text:c="24"/>ss &gt;&gt; name;</text:p>
      <text:p text:style-name="P13"><text:s text:c="24"/>ss &gt;&gt; value;</text:p>
      <text:p text:style-name="P13"><text:s text:c="24"/>ids.add_to_dictionary(id, name, value);</text:p>
      <text:p text:style-name="P13"><text:s text:c="24"/>std::cout &lt;&lt; "Ok:" &lt;&lt; id &lt;&lt; std::endl;</text:p>
      <text:p text:style-name="P13"><text:s text:c="24"/>searchNeeded = false;</text:p>
      <text:p text:style-name="P13"><text:s text:c="24"/>break;</text:p>
      <text:p text:style-name="P13"><text:s text:c="20"/>}</text:p>
      <text:p text:style-name="P13"><text:s text:c="16"/>}</text:p>
      <text:p text:style-name="P13"><text:s text:c="16"/>if (searchNeeded) {</text:p>
      <text:p text:style-name="P13"><text:s text:c="20"/>ss &gt;&gt; name;</text:p>
      <text:p text:style-name="P13"><text:s text:c="20"/>std::cout &lt;&lt; "Ok:" &lt;&lt; id &lt;&lt; ": ";</text:p>
      <text:p text:style-name="P13"><text:s text:c="20"/>ids.get_from_dictionary(id, name);</text:p>
      <text:p text:style-name="P13"><text:s text:c="16"/>}</text:p>
      <text:p text:style-name="P13"><text:s text:c="12"/>} else {</text:p>
      <text:p text:style-name="P13"><text:s text:c="16"/>std::cout &lt;&lt; recieved_message &lt;&lt; std::endl;</text:p>
      <text:p text:style-name="P13"><text:s text:c="12"/>}</text:p>
      <text:p text:style-name="P13"/>
      <text:p text:style-name="P13"><text:s text:c="8"/>} else if (command == "pingall") {</text:p>
      <text:p text:style-name="P13"><text:s text:c="12"/>send_message(main_socket,"pingall");</text:p>
      <text:p text:style-name="P13"><text:s text:c="12"/>std::string recieved = recieve_message(main_socket);</text:p>
      <text:p text:style-name="P13"><text:s text:c="12"/>std::istringstream is;</text:p>
      <text:p text:style-name="P13"><text:soft-page-break/><text:s text:c="12"/>if (recieved.substr(0,std::min&lt;int&gt;(recieved.size(), 5)) == "Error") {</text:p>
      <text:p text:style-name="P13"><text:s text:c="16"/>is = std::istringstream("");</text:p>
      <text:p text:style-name="P13"><text:s text:c="12"/>} else {</text:p>
      <text:p text:style-name="P13"><text:s text:c="16"/>is = std::istringstream(recieved);</text:p>
      <text:p text:style-name="P13"><text:s text:c="12"/>}</text:p>
      <text:p text:style-name="P13"><text:s text:c="12"/></text:p>
      <text:p text:style-name="P13"><text:s text:c="12"/>std::set&lt;int&gt; recieved_ids;</text:p>
      <text:p text:style-name="P13"><text:s text:c="12"/>int rec_id;</text:p>
      <text:p text:style-name="P13"><text:s text:c="12"/>while (is &gt;&gt; rec_id) {</text:p>
      <text:p text:style-name="P13"><text:s text:c="16"/>recieved_ids.insert(rec_id);</text:p>
      <text:p text:style-name="P13"><text:s text:c="12"/>}</text:p>
      <text:p text:style-name="P13"><text:s text:c="12"/>std::vector from_tree = ids.get_nodes();</text:p>
      <text:p text:style-name="P13"><text:s text:c="12"/>auto part_it = std::partition(from_tree.begin(), from_tree.end(), [&amp;recieved_ids] (int a) {</text:p>
      <text:p text:style-name="P13"><text:s text:c="16"/>return recieved_ids.count(a) == 0;</text:p>
      <text:p text:style-name="P13"><text:s text:c="12"/>});</text:p>
      <text:p text:style-name="P13"><text:s text:c="12"/>if (part_it == from_tree.begin()) {</text:p>
      <text:p text:style-name="P13"><text:s text:c="16"/>std::cout &lt;&lt; "Ok: -1\n";</text:p>
      <text:p text:style-name="P13"><text:s text:c="12"/>} else {</text:p>
      <text:p text:style-name="P13"><text:s text:c="16"/>std::cout &lt;&lt; "Ok:";</text:p>
      <text:p text:style-name="P13"><text:s text:c="16"/>for (auto it = from_tree.begin(); it != part_it; ++it) {</text:p>
      <text:p text:style-name="P13"><text:s text:c="20"/>std::cout &lt;&lt; " " &lt;&lt; *it;</text:p>
      <text:p text:style-name="P13"><text:s text:c="16"/>}</text:p>
      <text:p text:style-name="P13"><text:s text:c="16"/>std::cout &lt;&lt; "\n";</text:p>
      <text:p text:style-name="P13"><text:s text:c="12"/>}</text:p>
      <text:p text:style-name="P13"/>
      <text:p text:style-name="P13"><text:s text:c="8"/>} else if (command == "exit") {</text:p>
      <text:p text:style-name="P13"><text:s text:c="12"/>break;</text:p>
      <text:p text:style-name="P13"><text:s text:c="8"/>}</text:p>
      <text:p text:style-name="P13"><text:soft-page-break/><text:s text:c="4"/>}</text:p>
      <text:p text:style-name="P13"><text:s text:c="4"/>return 0;</text:p>
      <text:p text:style-name="P13">}</text:p>
      <text:p text:style-name="P17">Демонстрация работы программы</text:p>
      <text:p text:style-name="P14"><text:s/>…/lab6 <text:s/>./terminal 15 0 <text:s text:c="17"/></text:p>
      <text:p text:style-name="P14">create 1</text:p>
      <text:p text:style-name="P14">Ok:25839</text:p>
      <text:p text:style-name="P14">create 2 </text:p>
      <text:p text:style-name="P14">Ok:25848</text:p>
      <text:p text:style-name="P14">create 3</text:p>
      <text:p text:style-name="P14">Ok:25853</text:p>
      <text:p text:style-name="P14">create 5000</text:p>
      <text:p text:style-name="P14">Ok:25858</text:p>
      <text:p text:style-name="P14">pingall</text:p>
      <text:p text:style-name="P14">Ok: 1 2 3 5000</text:p>
      <text:p text:style-name="P14">remove 2</text:p>
      <text:p text:style-name="P14">Ok</text:p>
      <text:p text:style-name="P14">pingall</text:p>
      <text:p text:style-name="P14">Ok: 1</text:p>
      <text:p text:style-name="P14">create 3</text:p>
      <text:p text:style-name="P14">Ok:25868</text:p>
      <text:p text:style-name="P14">create 5000</text:p>
      <text:p text:style-name="P14">Ok:25877</text:p>
      <text:p text:style-name="P14">pingall</text:p>
      <text:p text:style-name="P14">Ok: 1 3 5000</text:p>
      <text:p text:style-name="P14">exec 1 test 123</text:p>
      <text:p text:style-name="P14">Ok:1</text:p>
      <text:p text:style-name="P14">exec 1 test</text:p>
      <text:p text:style-name="P14">Ok:1: 123</text:p>
      <text:p text:style-name="P14"><text:soft-page-break/>exec 3 testtest123 12345</text:p>
      <text:p text:style-name="P14">Ok:3</text:p>
      <text:p text:style-name="P14">exec 3 testtest123</text:p>
      <text:p text:style-name="P14">Ok:3: 12345</text:p>
      <text:p text:style-name="P14">exec 1 TEST</text:p>
      <text:p text:style-name="P14">Ok:1: 'TEST' not found</text:p>
      <text:p text:style-name="P14">exit</text:p>
      <text:p text:style-name="P17">Вывод</text:p>
      <text:p text:style-name="P9">В результате данной лабораторной работы <text:span text:style-name="T15">я научился работать с технологией очереди сообщений, создавать программы, создающие и связывающие процессы в определенные топологии. Также я познакомился с принципами работы стандартного контрейнера unordered_m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2-10T21:40:42.640010301</dc:date>
    <meta:editing-cycles>65</meta:editing-cycles>
    <meta:editing-duration>PT4H40M51S</meta:editing-duration>
    <meta:generator>LibreOffice/6.0.7.3$Linux_X86_64 LibreOffice_project/00m0$Build-3</meta:generator>
    <meta:document-statistic meta:table-count="0" meta:image-count="0" meta:object-count="0" meta:page-count="23" meta:paragraph-count="560" meta:word-count="1881" meta:character-count="20468" meta:non-whitespace-character-count="134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